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c0000" fo:font-size="14pt" fo:font-weight="bold" officeooo:rsid="00083db3" officeooo:paragraph-rsid="00083db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c0000" fo:font-size="14pt" fo:font-weight="bold" officeooo:rsid="00083db3" officeooo:paragraph-rsid="00083db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0908d0" officeooo:paragraph-rsid="000908d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09ac74" officeooo:paragraph-rsid="0009ac7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09ac74" officeooo:paragraph-rsid="000ae65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0cd13d" officeooo:paragraph-rsid="000cd13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0cd13d" officeooo:paragraph-rsid="000db45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0cd13d" officeooo:paragraph-rsid="000f538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0db457" officeooo:paragraph-rsid="000db45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0f538d" officeooo:paragraph-rsid="000f538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cd13d" officeooo:paragraph-rsid="000cd13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c1c1c" fo:font-size="12pt" style:text-underline-style="none" fo:font-weight="normal" officeooo:rsid="0009ac74" officeooo:paragraph-rsid="0009ac7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c1c1c" fo:font-size="12pt" style:text-underline-style="none" fo:font-weight="normal" officeooo:rsid="0009ac74" officeooo:paragraph-rsid="000ae65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c1c1c" fo:font-size="12pt" style:text-underline-style="none" fo:font-weight="normal" officeooo:rsid="000cd13d" officeooo:paragraph-rsid="000cd13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c1c1c" fo:font-size="12pt" style:text-underline-style="none" fo:font-weight="normal" officeooo:rsid="000db457" officeooo:paragraph-rsid="000db45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c1c1c" fo:font-size="14pt" style:text-underline-style="none" fo:font-weight="normal" officeooo:rsid="000f538d" officeooo:paragraph-rsid="000f538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9900" fo:font-size="14pt" fo:font-weight="bold" officeooo:rsid="00083db3" officeooo:paragraph-rsid="00083db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111111" fo:font-size="12pt" style:text-underline-style="none" fo:font-weight="normal" officeooo:rsid="000f538d" officeooo:paragraph-rsid="000f538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11111" fo:font-size="12pt" style:text-underline-style="none" fo:font-weight="normal" officeooo:rsid="000fff77" officeooo:paragraph-rsid="000fff77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08d0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officeooo:rsid="0009ac74"/>
    </style:style>
    <style:style style:name="T5" style:family="text">
      <style:text-properties fo:color="#000000"/>
    </style:style>
    <style:style style:name="T6" style:family="text">
      <style:text-properties fo:color="#000000" officeooo:rsid="0009ac74"/>
    </style:style>
    <style:style style:name="T7" style:family="text">
      <style:text-properties fo:color="#000000" officeooo:rsid="000ae653"/>
    </style:style>
    <style:style style:name="T8" style:family="text">
      <style:text-properties fo:color="#000000" officeooo:rsid="000cd13d"/>
    </style:style>
    <style:style style:name="T9" style:family="text">
      <style:text-properties fo:color="#000000" officeooo:rsid="000db457"/>
    </style:style>
    <style:style style:name="T10" style:family="text">
      <style:text-properties fo:color="#000000" officeooo:rsid="000e7c7b"/>
    </style:style>
    <style:style style:name="T11" style:family="text">
      <style:text-properties fo:color="#000000" officeooo:rsid="000f538d"/>
    </style:style>
    <style:style style:name="T12" style:family="text">
      <style:text-properties officeooo:rsid="000ae653"/>
    </style:style>
    <style:style style:name="T13" style:family="text">
      <style:text-properties fo:color="#1c1c1c"/>
    </style:style>
    <style:style style:name="T14" style:family="text">
      <style:text-properties officeooo:rsid="000e7c7b"/>
    </style:style>
    <style:style style:name="T15" style:family="text">
      <style:text-properties officeooo:rsid="000f5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How to Install the environnement for GostCrypt </text:span><text:span text:style-name="T2">Develloppement </text:span><text:span text:style-name="T1">step by step</text:span></text:p>
      <text:p text:style-name="P1"><text:span text:style-name="T1"/></text:p>
      <text:p text:style-name="P2"><text:span text:style-name="T1"/></text:p>
      <text:p text:style-name="P3">1) Install a Linux OS, for example <text:span text:style-name="T14">Linux </text:span>Mint is good to start with.</text:p>
      <text:p text:style-name="P3"/>
      <text:p text:style-name="P3">2) Go on the Internet at the URL : <text:a xlink:type="simple" xlink:href="https://info.qt.io/download-qt-for-application-development" text:style-name="Internet_20_link" text:visited-style-name="Visited_20_Internet_20_Link"><text:span text:style-name="T3">https://info.qt.io/download-qt-for-application-development</text:span></text:a><text:span text:style-name="T4"> </text:span><text:span text:style-name="T6">and download the open source package of Qt.</text:span></text:p>
      <text:p text:style-name="P3"><text:span text:style-name="T6"/></text:p>
      <text:p text:style-name="P4"><text:span text:style-name="T5">3) Open a terminal and go where the package has been download</text:span><text:span text:style-name="T10">ed</text:span><text:span text:style-name="T5"> and change the rule to make it executable .</text:span></text:p>
      <text:p text:style-name="P12">For example :</text:p>
      <text:p text:style-name="P12"><text:s/>cd Téléchargements/</text:p>
      <text:p text:style-name="P12"><text:s/>chmod +x qt-unified-linux-x64-3.0.1-online.run </text:p>
      <text:p text:style-name="P4"><text:span text:style-name="T5"/></text:p>
      <text:p text:style-name="P4"><text:span text:style-name="T5">4) Execute the file of Qt </text:span><text:span text:style-name="T7">in sudo</text:span><text:span text:style-name="T5"> to instal it.</text:span></text:p>
      <text:p text:style-name="P12">For example :</text:p>
      <text:p text:style-name="P13"><text:span text:style-name="T12">sudo .</text:span>/qt-unified-linux-x64-3.0.1-online.run</text:p>
      <text:p text:style-name="P13"/>
      <text:p text:style-name="P5"><text:span text:style-name="T7">5) Now the installation will start, just be carrreful to include « sources » on your version of Qt and include the installation of Qt Creator too.</text:span></text:p>
      <text:p text:style-name="P5"><text:span text:style-name="T7"/></text:p>
      <text:p text:style-name="P5"><text:span text:style-name="T7">6) Now Qt is installed you can run Qt Creator on your panel but you have to include </text:span><text:span text:style-name="T8">build-essential</text:span><text:span text:style-name="T7"> </text:span><text:span text:style-name="T8">and </text:span><text:span text:style-name="T7">some libraries : </text:span><text:span text:style-name="T8">fuse, opengl,blkid and libblkid.</text:span></text:p>
      <text:p text:style-name="P11"><text:span text:style-name="T13">For example :</text:span></text:p>
      <text:p text:style-name="P14">sudo apt-get install build-essential</text:p>
      <text:p text:style-name="P14">sudo apt-get install libfuse-dev</text:p>
      <text:p text:style-name="P14">sudo apt-get install libgl-dev</text:p>
      <text:p text:style-name="P14">sudo apt-get install libblkid-dev</text:p>
      <text:p text:style-name="P14">sudo apt-get install blkid-dev</text:p>
      <text:p text:style-name="P16"><text:span text:style-name="T5"/></text:p>
      <text:p text:style-name="P6"><text:span text:style-name="T5">7) Now you can open Qt Creator and run the GostCrypt.</text:span></text:p>
      <text:p text:style-name="P6"><text:span text:style-name="T5"/></text:p>
      <text:p text:style-name="P10"><text:span text:style-name="T5">9) To Install Doxygen </text:span><text:span text:style-name="T13">go on the Internet at the URL : and download the last version of doxygen. Open a terminal,</text:span><text:span text:style-name="T6">change the rule to make it executable </text:span><text:span text:style-name="T5">and put it at Qt/Tools/QtCreator/lib/qtcreator/plugins/.</text:span></text:p>
      <text:p text:style-name="P18">For example :</text:p>
      <text:p text:style-name="P19">chmod +x libDoxygen-0.4.6-qtc4.3.x-x86_64.so</text:p>
      <text:p text:style-name="P19">mv libDoxygen-0.4.6-qtc4.3.x-x86_64.so <text:span text:style-name="T15">Qt/Tools/QtCreator/lib/qtcreator/plugins/</text:span></text:p>
      <text:p text:style-name="P8"><text:span text:style-name="T5"/></text:p>
      <text:p text:style-name="P7"><text:span text:style-name="T5">8) If GostCrypt is your project </text:span><text:span text:style-name="T10">within </text:span><text:span text:style-name="T5">the CVO lab, you can register on the git </text:span><text:span text:style-name="T9">at </text:span><text:a xlink:type="simple" xlink:href="https://git.legendia.fr/" text:style-name="Internet_20_link" text:visited-style-name="Visited_20_Internet_20_Link">https://git.legendia.fr/</text:a><text:span text:style-name="T9">.</text:span></text:p>
      <text:p text:style-name="P6"><text:span text:style-name="T5"/></text:p>
      <text:p text:style-name="P6"><text:span text:style-name="T5">9) First of all generate your public RSA key.</text:span></text:p>
      <text:p text:style-name="P15">ssh-keygen</text:p>
      <text:p text:style-name="P9"><text:span text:style-name="T5"><text:s/></text:span></text:p>
      <text:p text:style-name="P9"><text:span text:style-name="T5"/></text:p>
      <text:p text:style-name="P9"><text:span text:style-name="T5"/></text:p>
      <text:p text:style-name="P9"><text:soft-page-break/><text:span text:style-name="T5"/></text:p>
      <text:p text:style-name="P9"><text:span text:style-name="T5">10) Copy your public key and go on the Internet at the URL : </text:span><text:a xlink:type="simple" xlink:href="https://git.legendia.fr/" text:style-name="Internet_20_link" text:visited-style-name="Visited_20_Internet_20_Link">https://git.legendia.fr/</text:a></text:p>
      <text:p text:style-name="P9"><text:span text:style-name="T5">Go on your private place and in the parameters past your public key on the tab « SSH ».</text:span></text:p>
      <text:p text:style-name="P9"><text:span text:style-name="T5"/></text:p>
      <text:p text:style-name="P9"><text:span text:style-name="T5">11) Now open a terminal and clone the project on your Desktop, choose the place where your want to clone it and enter :</text:span></text:p>
      <text:p text:style-name="P15">git clone gogs@git.legendia.fr:hantoine/gostcrypt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22:44.740503943</meta:creation-date>
    <dc:date>2017-09-26T16:57:21.998947815</dc:date>
    <meta:editing-duration>PT1H31M2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307" meta:character-count="1948" meta:non-whitespace-character-count="1667"/>
  </office:meta>
</office:document-meta>
</file>